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9111" officeooo:paragraph-rsid="00119111"/>
    </style:style>
    <style:style style:name="P2" style:family="paragraph" style:parent-style-name="Standard">
      <style:text-properties style:text-underline-style="solid" style:text-underline-width="auto" style:text-underline-color="font-color" fo:font-weight="bold" officeooo:rsid="00119111" officeooo:paragraph-rsid="00119111" style:font-weight-asian="bold" style:font-weight-complex="bold"/>
    </style:style>
    <style:style style:name="P3" style:family="paragraph" style:parent-style-name="Standard">
      <style:text-properties style:font-name="Courier 10 Pitch" fo:font-size="10pt" officeooo:rsid="00119111" officeooo:paragraph-rsid="00119111" style:font-size-asian="10pt" style:font-size-complex="10pt"/>
    </style:style>
    <style:style style:name="P4" style:family="paragraph" style:parent-style-name="Standard">
      <style:paragraph-properties fo:text-align="center" style:justify-single-word="false"/>
      <style:text-properties fo:font-size="14pt" fo:text-shadow="none" style:text-underline-style="solid" style:text-underline-width="auto" style:text-underline-color="font-color" fo:font-weight="bold" officeooo:rsid="00119111" officeooo:paragraph-rsid="00136341" style:font-size-asian="14pt" style:font-weight-asian="bold" style:font-size-complex="14pt" style:font-weight-complex="bold"/>
    </style:style>
    <style:style style:name="P5" style:family="paragraph" style:parent-style-name="Standard" style:list-style-name="L1">
      <style:text-properties officeooo:rsid="00119111" officeooo:paragraph-rsid="00119111"/>
    </style:style>
    <style:style style:name="P6" style:family="paragraph" style:parent-style-name="Standard" style:list-style-name="L1">
      <style:text-properties officeooo:rsid="00119111" officeooo:paragraph-rsid="00151081"/>
    </style:style>
    <style:style style:name="P7" style:family="paragraph" style:parent-style-name="Standard">
      <style:text-properties style:font-name="Courier 10 Pitch" fo:font-size="10pt" officeooo:rsid="00166fe3" officeooo:paragraph-rsid="00166fe3" style:font-size-asian="10pt" style:font-size-complex="10pt"/>
    </style:style>
    <style:style style:name="P8" style:family="paragraph" style:parent-style-name="Standard">
      <style:text-properties style:font-name="Courier 10 Pitch" fo:font-size="10pt" officeooo:rsid="00119111" officeooo:paragraph-rsid="00119111" style:font-size-asian="10pt" style:font-size-complex="10pt"/>
    </style:style>
    <style:style style:name="T1" style:family="text">
      <style:text-properties officeooo:rsid="00136341"/>
    </style:style>
    <style:style style:name="T2" style:family="text">
      <style:text-properties officeooo:rsid="0015b681"/>
    </style:style>
    <style:style style:name="T3" style:family="text">
      <style:text-properties officeooo:rsid="00166f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ly <text:span text:style-name="T3">26,</text:span> 2016</text:p>
      <text:p text:style-name="P4">NemAcquire 1.0</text:p>
      <text:p text:style-name="P4"><text:span text:style-name="T1">B</text:span>uild 64<text:span text:style-name="T3">6</text:span></text:p>
      <text:p text:style-name="P4">Release Notes</text:p>
      <text:p text:style-name="P1"/>
      <text:p text:style-name="P2">Change summary (from build 425 to build 64<text:span text:style-name="T3">6</text:span>):</text:p>
      <text:p text:style-name="P1"><text:s/></text:p>
      <text:p text:style-name="P1"/>
      <text:list xml:id="list8228386990948885334" text:style-name="L1">
        <text:list-item>
          <text:p text:style-name="P5">Menubar-&gt;File-&gt;Recording Options Timestamp is unchecked by default - for easier integration with Labchart</text:p>
        </text:list-item>
        <text:list-item>
          <text:p text:style-name="P6">Menubar-&gt;File-&gt;Recording Options no longer displays that Channel 1 is enabled.</text:p>
        </text:list-item>
        <text:list-item>
          <text:p text:style-name="P5">Cosmetic changes to fonts and filter setting to match NemAnalysis UI design</text:p>
        </text:list-item>
        <text:list-item>
          <text:p text:style-name="P5">Filters are now applied using drop-box menus instead of being checkable options in the View Menu</text:p>
        </text:list-item>
        <text:list-item>
          <text:p text:style-name="P5">The Waveform Display automatically applies an offset correct each time the active drawing point starts at the left side of the display.</text:p>
        </text:list-item>
        <text:list-item>
          <text:p text:style-name="P6">Offset reading now reflects the signal offset before the highpass filter is applied</text:p>
        </text:list-item>
        <text:list-item>
          <text:p text:style-name="P5">No decimal places are shown when amplitude and offset are displayed in micro volts</text:p>
        </text:list-item>
        <text:list-item>
          <text:p text:style-name="P5">Fixed bug where units would display uV instead of mV for large negative values</text:p>
        </text:list-item>
        <text:list-item>
          <text:p text:style-name="P5">The orientation field in the Experiment Notes window is automatically cleared between recordings</text:p>
        </text:list-item>
        <text:list-item>
          <text:p text:style-name="P5">Zooming in or out on the Y-axis is now independent of a signal's position - zooming in and out no longer centers on the signal, if the signal is not centered</text:p>
        </text:list-item>
        <text:list-item>
          <text:p text:style-name="P5">NemAcquire should handle all keyboard and unicode characters now in the experiment notes fields (fixes a bug in the previous release where a single quote character would crash NemAcquire on subsequent starts)</text:p>
        </text:list-item>
        <text:list-item>
          <text:p text:style-name="P5">NemAcquire should now be robust on starting even if a config.txt is corrupt</text:p>
        </text:list-item>
        <text:list-item>
          <text:p text:style-name="P5">The config.txt file is now placed in the user's Documents directory, e.g. Documents/NemAcquire/Preferences/config.txt (pr<text:span text:style-name="T2">eviously is was placed in the current working directory which caused a problem when trying to launch from the Windows 10 quick launch toolbar)</text:span></text:p>
        </text:list-item>
        <text:list-item>
          <text:p text:style-name="P5">Documentation updated to match latest Nema document style</text:p>
        </text:list-item>
      </text:list>
      <text:p text:style-name="P1"/>
      <text:p text:style-name="P2">Raw change log:</text:p>
      <text:p text:style-name="P1"/>
      <text:p text:style-name="P3">svn -r425:HEAD log</text:p>
      <text:p text:style-name="P3">------------------------------------------------------------------------</text:p>
      <text:p text:style-name="P3">r425 | carl_turner | 2016-03-30 11:22:19 -0700 (Wed, 30 Mar 2016) | 1 line</text:p>
      <text:p text:style-name="P3"/>
      <text:p text:style-name="P3">Changed default saving directory to be the user's desktop</text:p>
      <text:p text:style-name="P3">------------------------------------------------------------------------</text:p>
      <text:p text:style-name="P3">r426 | alexis_webb | 2016-03-30 15:26:16 -0700 (Wed, 30 Mar 2016) | 1 line</text:p>
      <text:p text:style-name="P3"/>
      <text:p text:style-name="P3">Added a function that handles the deletion of the default save location.</text:p>
      <text:p text:style-name="P3">------------------------------------------------------------------------</text:p>
      <text:p text:style-name="P3">r429 | alexis_webb | 2016-03-31 15:45:34 -0700 (Thu, 31 Mar 2016) | 1 line</text:p>
      <text:p text:style-name="P3"/>
      <text:p text:style-name="P3">Changed conditional for x-axis scaling buttons so that scaling is disabled after disconnecting from an amplifier (with no demo mode).</text:p>
      <text:p text:style-name="P3">------------------------------------------------------------------------</text:p>
      <text:p text:style-name="P3"><text:soft-page-break/>r437 | carl_turner | 2016-04-04 09:53:28 -0700 (Mon, 04 Apr 2016) | 1 line</text:p>
      <text:p text:style-name="P3"/>
      <text:p text:style-name="P3">Added source files for user documents. Updated both for footer style and some typos.</text:p>
      <text:p text:style-name="P3">------------------------------------------------------------------------</text:p>
      <text:p text:style-name="P3">r457 | carl_turner | 2016-04-08 15:22:40 -0700 (Fri, 08 Apr 2016) | 1 line</text:p>
      <text:p text:style-name="P3"/>
      <text:p text:style-name="P3">Updated the image in the User's Guide.</text:p>
      <text:p text:style-name="P3">------------------------------------------------------------------------</text:p>
      <text:p text:style-name="P3">r500 | alexis_webb | 2016-04-19 13:14:59 -0700 (Tue, 19 Apr 2016) | 1 line</text:p>
      <text:p text:style-name="P3"/>
      <text:p text:style-name="P3">Set default for channel 1 to be checked. Unchecked time-stamp in config to handle Mac LabChart import incompatibilities.</text:p>
      <text:p text:style-name="P3">------------------------------------------------------------------------</text:p>
      <text:p text:style-name="P3">r592 | alexis_webb | 2016-05-12 13:26:23 -0700 (Thu, 12 May 2016) | 1 line</text:p>
      <text:p text:style-name="P3"/>
      <text:p text:style-name="P3">On redraw, view is corrected for offset. Significant figures in offset have been fixed.</text:p>
      <text:p text:style-name="P3">------------------------------------------------------------------------</text:p>
      <text:p text:style-name="P3">r593 | alexis_webb | 2016-05-12 13:46:49 -0700 (Thu, 12 May 2016) | 1 line</text:p>
      <text:p text:style-name="P3"/>
      <text:p text:style-name="P3">Fixed significant figures for amplitude. Removed print statements.</text:p>
      <text:p text:style-name="P3">------------------------------------------------------------------------</text:p>
      <text:p text:style-name="P3">r594 | alexis_webb | 2016-05-12 13:48:09 -0700 (Thu, 12 May 2016) | 1 line</text:p>
      <text:p text:style-name="P3"/>
      <text:p text:style-name="P3">Removed remaining print statements.</text:p>
      <text:p text:style-name="P3">------------------------------------------------------------------------</text:p>
      <text:p text:style-name="P3">r595 | alexis_webb | 2016-05-12 15:07:44 -0700 (Thu, 12 May 2016) | 1 line</text:p>
      <text:p text:style-name="P3"/>
      <text:p text:style-name="P3">Orientation is no longer saved to config, yet it remains part of the saved metadata.</text:p>
      <text:p text:style-name="P3">------------------------------------------------------------------------</text:p>
      <text:p text:style-name="P3">r596 | alexis_webb | 2016-05-13 13:40:29 -0700 (Fri, 13 May 2016) | 1 line</text:p>
      <text:p text:style-name="P3"/>
      <text:p text:style-name="P3">Filters are now in QComboBoxes instead of menu options. Fixed a bug where zooming in could cause an exception due to an invalid array index.</text:p>
      <text:p text:style-name="P3">------------------------------------------------------------------------</text:p>
      <text:p text:style-name="P3">r597 | alexis_webb | 2016-05-13 13:50:11 -0700 (Fri, 13 May 2016) | 1 line</text:p>
      <text:p text:style-name="P3"/>
      <text:p text:style-name="P3">Font for the filter comboBoxes now matches label font.</text:p>
      <text:p text:style-name="P3">------------------------------------------------------------------------</text:p>
      <text:p text:style-name="P3">r600 | alexis_webb | 2016-05-16 13:18:17 -0700 (Mon, 16 May 2016) | 1 line</text:p>
      <text:p text:style-name="P3"/>
      <text:p text:style-name="P3">Uploaded combined css file to the common folder; deleted the old css files from each ui folder. Remodeled fit_y method in NemAcquire to act like the fit_y method in NemAnalysis.</text:p>
      <text:p text:style-name="P3">------------------------------------------------------------------------</text:p>
      <text:p text:style-name="P3">r601 | alexis_webb | 2016-05-16 15:43:39 -0700 (Mon, 16 May 2016) | 1 line</text:p>
      <text:p text:style-name="P3"/>
      <text:p text:style-name="P3">Removed redundant calls for fonts in both NemAcquire and NemAnalysis. Customized size of TextItem objects in the bottom plots of NemAnalysis.</text:p>
      <text:p text:style-name="P3">------------------------------------------------------------------------</text:p>
      <text:p text:style-name="P3">r603 | alexis_webb | 2016-05-17 09:01:41 -0700 (Tue, 17 May 2016) | 1 line</text:p>
      <text:p text:style-name="P3"/>
      <text:p text:style-name="P3">Moved the connection status text to it's own line in NemAcquire and simplified the top layout (fewer layout objects). Both NemAcquire and NemAnalysis have the status <text:soft-page-break/>bar sizegrip icon disabled, as it was displaying a black box.</text:p>
      <text:p text:style-name="P3">------------------------------------------------------------------------</text:p>
      <text:p text:style-name="P3">r604 | alexis_webb | 2016-05-18 11:57:15 -0700 (Wed, 18 May 2016) | 1 line</text:p>
      <text:p text:style-name="P3"/>
      <text:p text:style-name="P3">Rolled back orientation changes. Made orientation clear between recordings.</text:p>
      <text:p text:style-name="P3">------------------------------------------------------------------------</text:p>
      <text:p text:style-name="P3">r630 | alexis_webb | 2016-07-11 15:24:10 -0700 (Mon, 11 Jul 2016) | 1 line</text:p>
      <text:p text:style-name="P3"/>
      <text:p text:style-name="P3">Lab notes widgets are no longer made using exec statements - fixes bug where apostrophe interrupts string and creates invalid config.</text:p>
      <text:p text:style-name="P3">------------------------------------------------------------------------</text:p>
      <text:p text:style-name="P3">r631 | carl_turner | 2016-07-13 10:51:04 -0700 (Wed, 13 Jul 2016) | 2 lines</text:p>
      <text:p text:style-name="P3"/>
      <text:p text:style-name="P3">workaround to have Mac/Linux use native window</text:p>
      <text:p text:style-name="P3"/>
      <text:p text:style-name="P3">------------------------------------------------------------------------</text:p>
      <text:p text:style-name="P3">r632 | carl_turner | 2016-07-13 10:59:18 -0700 (Wed, 13 Jul 2016) | 2 lines</text:p>
      <text:p text:style-name="P3"/>
      <text:p text:style-name="P3">calculate offset based on pre-filter samples</text:p>
      <text:p text:style-name="P3"/>
      <text:p text:style-name="P3">------------------------------------------------------------------------</text:p>
      <text:p text:style-name="P3">r633 | alexis_webb | 2016-07-14 12:23:44 -0700 (Thu, 14 Jul 2016) | 1 line</text:p>
      <text:p text:style-name="P3"/>
      <text:p text:style-name="P3">Changed vpp and offset text to not show decimals if units are uV. Fixed bug where units were not reverting to mV in negative numbers by using an absolute value comparison.</text:p>
      <text:p text:style-name="P3">------------------------------------------------------------------------</text:p>
      <text:p text:style-name="P3">r634 | carl_turner | 2016-07-14 13:02:43 -0700 (Thu, 14 Jul 2016) | 2 lines</text:p>
      <text:p text:style-name="P3"/>
      <text:p text:style-name="P3">refactored move_view_for_offset -&gt; offset_correction</text:p>
      <text:p text:style-name="P3"/>
      <text:p text:style-name="P3">------------------------------------------------------------------------</text:p>
      <text:p text:style-name="P3">r635 | alexis_webb | 2016-07-14 14:36:43 -0700 (Thu, 14 Jul 2016) | 1 line</text:p>
      <text:p text:style-name="P3"/>
      <text:p text:style-name="P3">Config file moved to Documents/NemAcquire/Preferences folder, regardless of installation directory. Fixes bug associated with Windows 10 Taskbar.</text:p>
      <text:p text:style-name="P3">------------------------------------------------------------------------</text:p>
      <text:p text:style-name="P3">r636 | carl_turner | 2016-07-15 10:32:14 -0700 (Fri, 15 Jul 2016) | 2 lines</text:p>
      <text:p text:style-name="P3"/>
      <text:p text:style-name="P3">added unit test to test unicode and other characters in the labnotes dialog</text:p>
      <text:p text:style-name="P3"/>
      <text:p text:style-name="P3">------------------------------------------------------------------------</text:p>
      <text:p text:style-name="P3">r637 | alexis_webb | 2016-07-15 10:50:33 -0700 (Fri, 15 Jul 2016) | 1 line</text:p>
      <text:p text:style-name="P3"/>
      <text:p text:style-name="P3">Added try except to config location - now saved on Desktop if Documents isn't writable.</text:p>
      <text:p text:style-name="P3">------------------------------------------------------------------------</text:p>
      <text:p text:style-name="P3">r638 | carl_turner | 2016-07-15 11:24:30 -0700 (Fri, 15 Jul 2016) | 2 lines</text:p>
      <text:p text:style-name="P3"/>
      <text:p text:style-name="P3">y scale increase/decrease working robusty and independent of signal</text:p>
      <text:p text:style-name="P3"/>
      <text:p text:style-name="P3">------------------------------------------------------------------------</text:p>
      <text:p text:style-name="P3">r639 | alexis_webb | 2016-07-15 14:14:41 -0700 (Fri, 15 Jul 2016) | 1 line</text:p>
      <text:p text:style-name="P3"/>
      <text:p text:style-name="P3">Updated the user guide. Removed Channel 1 option from the File menu. Set inactive menu items to a different text color.</text:p>
      <text:p text:style-name="P3"><text:soft-page-break/>------------------------------------------------------------------------</text:p>
      <text:p text:style-name="P3">r640 | alexis_webb | 2016-07-15 15:33:48 -0700 (Fri, 15 Jul 2016) | 1 line</text:p>
      <text:p text:style-name="P3"/>
      <text:p text:style-name="P3">Refactored Notes Dialog so that list creation is only dependent on config list. Removed unused imports.</text:p>
      <text:p text:style-name="P3">------------------------------------------------------------------------</text:p>
      <text:p text:style-name="P3">r641 | alexis_webb | 2016-07-15 15:57:39 -0700 (Fri, 15 Jul 2016) | 1 line</text:p>
      <text:p text:style-name="P3"/>
      <text:p text:style-name="P3">New Guide with new formatting!</text:p>
      <text:p text:style-name="P3">------------------------------------------------------------------------</text:p>
      <text:p text:style-name="P3">r642 | alexis_webb | 2016-07-18 09:55:39 -0700 (Mon, 18 Jul 2016) | 1 line</text:p>
      <text:p text:style-name="P3"/>
      <text:p text:style-name="P3">Updated backup config path to match new config file location.</text:p>
      <text:p text:style-name="P3">------------------------------------------------------------------------</text:p>
      <text:p text:style-name="P3">r643 | alexis_webb | 2016-07-18 13:27:38 -0700 (Mon, 18 Jul 2016) | 1 line</text:p>
      <text:p text:style-name="P3"/>
      <text:p text:style-name="P3">Added new path for stylesheet in setup. Added if/else to check stylesheet location in nemacquire.py</text:p>
      <text:p text:style-name="P3">------------------------------------------------------------------------</text:p>
      <text:p text:style-name="P3">r644 | carl_turner | 2016-07-18 13:44:36 -0700 (Mon, 18 Jul 2016) | 2 lines</text:p>
      <text:p text:style-name="P3"/>
      <text:p text:style-name="P3">restore config class static attribute upon completion of unit test</text:p>
      <text:p text:style-name="P3"/>
      <text:p text:style-name="P3">------------------------------------------------------------------------</text:p>
      <text:p text:style-name="P3">r645 | carl_turner | 2016-07-18 14:10:27 -0700 (Mon, 18 Jul 2016) | 1 line</text:p>
      <text:p text:style-name="P3"/>
      <text:p text:style-name="P3">can't run unittest on Mac as it causing native menu bar to not work</text:p>
      <text:p text:style-name="P3">------------------------------------------------------------------------</text:p>
      <text:p text:style-name="P3"/>
      <text:p text:style-name="P7">r646 | alexis_webb | 2016-07-19 12:00:29 -0700 (Tue, 19 Jul 2016) | 1 line</text:p>
      <text:p text:style-name="P7"/>
      <text:p text:style-name="P7">Refactored the computations for displaying amplitude and offset in the update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6:02:49.177623913</meta:creation-date>
    <dc:date>2016-07-26T11:03:34.700412673</dc:date>
    <meta:editing-duration>PT19M</meta:editing-duration>
    <meta:editing-cycles>5</meta:editing-cycles>
    <meta:generator>LibreOffice/5.0.5.2$Linux_X86_64 LibreOffice_project/00m0$Build-2</meta:generator>
    <meta:document-statistic meta:table-count="0" meta:image-count="0" meta:object-count="0" meta:page-count="4" meta:paragraph-count="121" meta:word-count="1258" meta:character-count="9615" meta:non-whitespace-character-count="8490"/>
  </office:meta>
</office:document-meta>
</file>